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8.441cm" fo:margin-left="0.143cm" table:align="left"/>
    </style:style>
    <style:style style:name="Tableau1.A" style:family="table-column">
      <style:table-column-properties style:column-width="1.64cm"/>
    </style:style>
    <style:style style:name="Tableau1.B" style:family="table-column">
      <style:table-column-properties style:column-width="3.096cm"/>
    </style:style>
    <style:style style:name="Tableau1.C" style:family="table-column">
      <style:table-column-properties style:column-width="2.408cm"/>
    </style:style>
    <style:style style:name="Tableau1.D" style:family="table-column">
      <style:table-column-properties style:column-width="2.434cm"/>
    </style:style>
    <style:style style:name="Tableau1.G" style:family="table-column">
      <style:table-column-properties style:column-width="3.995cm"/>
    </style:style>
    <style:style style:name="Tableau1.A1" style:family="table-cell">
      <style:table-cell-properties fo:padding="0.097cm" fo:border-left="0.05pt solid #000000" fo:border-right="none" fo:border-top="0.05pt solid #000000" fo:border-bottom="0.05pt solid #000000"/>
    </style:style>
    <style:style style:name="Tableau1.G1" style:family="table-cell">
      <style:table-cell-properties fo:padding="0.097cm" fo:border="0.05pt solid #000000"/>
    </style:style>
    <style:style style:name="Tableau1.2" style:family="table-row">
      <style:table-row-properties style:min-row-height="1.619cm"/>
    </style:style>
    <style:style style:name="Tableau1.A2" style:family="table-cell">
      <style:table-cell-properties fo:padding="0.097cm" fo:border-left="0.05pt solid #000000" fo:border-right="0.05pt solid #000000" fo:border-top="none" fo:border-bottom="0.05pt solid #000000"/>
    </style:style>
    <style:style style:name="Tableau1.3" style:family="table-row">
      <style:table-row-properties style:min-row-height="1.191cm"/>
    </style:style>
    <style:style style:name="Tableau1.4" style:family="table-row">
      <style:table-row-properties style:min-row-height="1.614cm"/>
    </style:style>
    <style:style style:name="Tableau1.12" style:family="table-row">
      <style:table-row-properties style:min-row-height="0.833cm"/>
    </style:style>
    <style:style style:name="Tableau1.15" style:family="table-row">
      <style:table-row-properties style:min-row-height="0.91cm"/>
    </style:style>
    <style:style style:name="Tableau1.16" style:family="table-row">
      <style:table-row-properties style:min-row-height="1.704cm"/>
    </style:style>
    <style:style style:name="Tableau2" style:family="table">
      <style:table-properties style:width="18.441cm" fo:margin-left="0.143cm" table:align="left"/>
    </style:style>
    <style:style style:name="Tableau2.A" style:family="table-column">
      <style:table-column-properties style:column-width="1.64cm"/>
    </style:style>
    <style:style style:name="Tableau2.B" style:family="table-column">
      <style:table-column-properties style:column-width="3.096cm"/>
    </style:style>
    <style:style style:name="Tableau2.C" style:family="table-column">
      <style:table-column-properties style:column-width="2.408cm"/>
    </style:style>
    <style:style style:name="Tableau2.D" style:family="table-column">
      <style:table-column-properties style:column-width="2.434cm"/>
    </style:style>
    <style:style style:name="Tableau2.G" style:family="table-column">
      <style:table-column-properties style:column-width="3.995cm"/>
    </style:style>
    <style:style style:name="Tableau2.A1" style:family="table-cell">
      <style:table-cell-properties fo:padding="0.097cm" fo:border-left="0.05pt solid #000000" fo:border-right="none" fo:border-top="0.05pt solid #000000" fo:border-bottom="0.05pt solid #000000"/>
    </style:style>
    <style:style style:name="Tableau2.G1" style:family="table-cell">
      <style:table-cell-properties fo:padding="0.097cm" fo:border="0.05pt solid #000000"/>
    </style:style>
    <style:style style:name="Tableau2.2" style:family="table-row">
      <style:table-row-properties style:min-row-height="1.619cm"/>
    </style:style>
    <style:style style:name="Tableau2.A2" style:family="table-cell">
      <style:table-cell-properties fo:padding="0.097cm" fo:border-left="0.05pt solid #000000" fo:border-right="0.05pt solid #000000" fo:border-top="none" fo:border-bottom="0.05pt solid #000000"/>
    </style:style>
    <style:style style:name="Tableau2.3" style:family="table-row">
      <style:table-row-properties style:min-row-height="1.191cm"/>
    </style:style>
    <style:style style:name="Tableau2.4" style:family="table-row">
      <style:table-row-properties style:min-row-height="1.614cm"/>
    </style:style>
    <style:style style:name="Tableau2.12" style:family="table-row">
      <style:table-row-properties style:min-row-height="0.771cm"/>
    </style:style>
    <style:style style:name="Tableau2.15" style:family="table-row">
      <style:table-row-properties style:min-row-height="0.926cm"/>
    </style:style>
    <style:style style:name="Tableau2.18" style:family="table-row">
      <style:table-row-properties style:min-row-height="1.187cm"/>
    </style:style>
    <style:style style:name="Tableau3" style:family="table">
      <style:table-properties style:width="18.441cm" fo:margin-left="0.143cm" table:align="left"/>
    </style:style>
    <style:style style:name="Tableau3.A" style:family="table-column">
      <style:table-column-properties style:column-width="1.64cm"/>
    </style:style>
    <style:style style:name="Tableau3.B" style:family="table-column">
      <style:table-column-properties style:column-width="3.096cm"/>
    </style:style>
    <style:style style:name="Tableau3.C" style:family="table-column">
      <style:table-column-properties style:column-width="2.408cm"/>
    </style:style>
    <style:style style:name="Tableau3.D" style:family="table-column">
      <style:table-column-properties style:column-width="2.434cm"/>
    </style:style>
    <style:style style:name="Tableau3.G" style:family="table-column">
      <style:table-column-properties style:column-width="3.995cm"/>
    </style:style>
    <style:style style:name="Tableau3.A1" style:family="table-cell">
      <style:table-cell-properties fo:padding="0.097cm" fo:border-left="0.05pt solid #000000" fo:border-right="none" fo:border-top="0.05pt solid #000000" fo:border-bottom="0.05pt solid #000000"/>
    </style:style>
    <style:style style:name="Tableau3.G1" style:family="table-cell">
      <style:table-cell-properties fo:padding="0.097cm" fo:border="0.05pt solid #000000"/>
    </style:style>
    <style:style style:name="Tableau3.2" style:family="table-row">
      <style:table-row-properties style:min-row-height="1.619cm"/>
    </style:style>
    <style:style style:name="Tableau3.A2" style:family="table-cell">
      <style:table-cell-properties fo:padding="0.097cm" fo:border-left="0.05pt solid #000000" fo:border-right="0.05pt solid #000000" fo:border-top="none" fo:border-bottom="0.05pt solid #000000"/>
    </style:style>
    <style:style style:name="Tableau3.3" style:family="table-row">
      <style:table-row-properties style:min-row-height="1.191cm"/>
    </style:style>
    <style:style style:name="Tableau3.4" style:family="table-row">
      <style:table-row-properties style:min-row-height="1.614cm"/>
    </style:style>
    <style:style style:name="Tableau3.12" style:family="table-row">
      <style:table-row-properties style:min-row-height="0.132cm"/>
    </style:style>
    <style:style style:name="Tableau3.15" style:family="table-row">
      <style:table-row-properties style:min-row-height="0.781cm"/>
    </style:style>
    <style:style style:name="Tableau4" style:family="table">
      <style:table-properties style:width="18.441cm" fo:margin-left="0.143cm" table:align="left"/>
    </style:style>
    <style:style style:name="Tableau4.A" style:family="table-column">
      <style:table-column-properties style:column-width="1.64cm"/>
    </style:style>
    <style:style style:name="Tableau4.B" style:family="table-column">
      <style:table-column-properties style:column-width="3.096cm"/>
    </style:style>
    <style:style style:name="Tableau4.C" style:family="table-column">
      <style:table-column-properties style:column-width="2.408cm"/>
    </style:style>
    <style:style style:name="Tableau4.D" style:family="table-column">
      <style:table-column-properties style:column-width="2.434cm"/>
    </style:style>
    <style:style style:name="Tableau4.G" style:family="table-column">
      <style:table-column-properties style:column-width="3.995cm"/>
    </style:style>
    <style:style style:name="Tableau4.A1" style:family="table-cell">
      <style:table-cell-properties fo:padding="0.097cm" fo:border-left="0.05pt solid #000000" fo:border-right="none" fo:border-top="0.05pt solid #000000" fo:border-bottom="0.05pt solid #000000"/>
    </style:style>
    <style:style style:name="Tableau4.G1" style:family="table-cell">
      <style:table-cell-properties fo:padding="0.097cm" fo:border="0.05pt solid #000000"/>
    </style:style>
    <style:style style:name="Tableau4.2" style:family="table-row">
      <style:table-row-properties style:min-row-height="1.619cm"/>
    </style:style>
    <style:style style:name="Tableau4.A2" style:family="table-cell">
      <style:table-cell-properties fo:padding="0.097cm" fo:border-left="0.05pt solid #000000" fo:border-right="0.05pt solid #000000" fo:border-top="none" fo:border-bottom="0.05pt solid #000000"/>
    </style:style>
    <style:style style:name="Tableau4.3" style:family="table-row">
      <style:table-row-properties style:min-row-height="1.191cm"/>
    </style:style>
    <style:style style:name="Tableau4.4" style:family="table-row">
      <style:table-row-properties style:min-row-height="1.614cm"/>
    </style:style>
    <style:style style:name="Tableau4.7" style:family="table-row">
      <style:table-row-properties style:min-row-height="1.058cm"/>
    </style:style>
    <style:style style:name="Tableau4.10" style:family="table-row">
      <style:table-row-properties style:min-row-height="0.79cm"/>
    </style:style>
    <style:style style:name="Tableau4.12" style:family="table-row">
      <style:table-row-properties style:min-row-height="0.132cm"/>
    </style:style>
    <style:style style:name="Tableau4.13" style:family="table-row">
      <style:table-row-properties style:min-row-height="0.822cm"/>
    </style:style>
    <style:style style:name="Tableau4.15" style:family="table-row">
      <style:table-row-properties style:min-row-height="0.781cm"/>
    </style:style>
    <style:style style:name="P1" style:family="paragraph" style:parent-style-name="Header">
      <style:text-properties officeooo:rsid="00125fa6" officeooo:paragraph-rsid="00287101"/>
    </style:style>
    <style:style style:name="P2" style:family="paragraph" style:parent-style-name="Footer">
      <style:text-properties officeooo:rsid="00125fa6" officeooo:paragraph-rsid="00125fa6"/>
    </style:style>
    <style:style style:name="P3" style:family="paragraph" style:parent-style-name="Text_20_body">
      <style:text-properties style:text-underline-style="none" officeooo:rsid="002d039b" officeooo:paragraph-rsid="002d039b"/>
    </style:style>
    <style:style style:name="P4" style:family="paragraph" style:parent-style-name="Text_20_body">
      <style:text-properties officeooo:rsid="002d8424" officeooo:paragraph-rsid="002e1f7d"/>
    </style:style>
    <style:style style:name="P5" style:family="paragraph" style:parent-style-name="Text_20_body">
      <style:text-properties officeooo:rsid="002e1f7d" officeooo:paragraph-rsid="002e1f7d"/>
    </style:style>
    <style:style style:name="P6" style:family="paragraph" style:parent-style-name="Text_20_body">
      <style:text-properties officeooo:rsid="002e1f7d" officeooo:paragraph-rsid="00320494"/>
    </style:style>
    <style:style style:name="P7" style:family="paragraph" style:parent-style-name="Text_20_body">
      <style:text-properties officeooo:rsid="002e1f7d" officeooo:paragraph-rsid="00331a8a"/>
    </style:style>
    <style:style style:name="P8" style:family="paragraph" style:parent-style-name="Text_20_body">
      <style:text-properties officeooo:rsid="002e1f7d" officeooo:paragraph-rsid="003419d2"/>
    </style:style>
    <style:style style:name="P9" style:family="paragraph" style:parent-style-name="Text_20_body">
      <style:text-properties officeooo:rsid="002e1f7d" officeooo:paragraph-rsid="0064679b"/>
    </style:style>
    <style:style style:name="P10" style:family="paragraph" style:parent-style-name="Text_20_body">
      <style:text-properties officeooo:rsid="00301af5" officeooo:paragraph-rsid="00301af5"/>
    </style:style>
    <style:style style:name="P11" style:family="paragraph" style:parent-style-name="Text_20_body">
      <style:text-properties officeooo:rsid="00301af5" officeooo:paragraph-rsid="0034986c"/>
    </style:style>
    <style:style style:name="P12" style:family="paragraph" style:parent-style-name="Text_20_body">
      <style:text-properties officeooo:rsid="0030a187" officeooo:paragraph-rsid="0034986c"/>
    </style:style>
    <style:style style:name="P13" style:family="paragraph" style:parent-style-name="Text_20_body">
      <style:text-properties officeooo:rsid="003113f1" officeooo:paragraph-rsid="003113f1"/>
    </style:style>
    <style:style style:name="P14" style:family="paragraph" style:parent-style-name="Text_20_body">
      <style:text-properties officeooo:paragraph-rsid="00320494"/>
    </style:style>
    <style:style style:name="P15" style:family="paragraph" style:parent-style-name="Text_20_body">
      <style:text-properties officeooo:rsid="00326819" officeooo:paragraph-rsid="00326819"/>
    </style:style>
    <style:style style:name="P16" style:family="paragraph" style:parent-style-name="Text_20_body">
      <style:text-properties officeooo:rsid="00326819" officeooo:paragraph-rsid="003419d2"/>
    </style:style>
    <style:style style:name="P17" style:family="paragraph" style:parent-style-name="Text_20_body">
      <style:text-properties officeooo:rsid="003977fa" officeooo:paragraph-rsid="003977fa"/>
    </style:style>
    <style:style style:name="P18" style:family="paragraph" style:parent-style-name="Text_20_body">
      <style:text-properties officeooo:rsid="003b402c" officeooo:paragraph-rsid="003b402c"/>
    </style:style>
    <style:style style:name="P19" style:family="paragraph" style:parent-style-name="Text_20_body">
      <style:text-properties officeooo:rsid="003bded7" officeooo:paragraph-rsid="003bded7"/>
    </style:style>
    <style:style style:name="P20" style:family="paragraph" style:parent-style-name="Text_20_body">
      <style:text-properties officeooo:rsid="003d4f66" officeooo:paragraph-rsid="003d4f66"/>
    </style:style>
    <style:style style:name="P21" style:family="paragraph" style:parent-style-name="Text_20_body">
      <style:text-properties officeooo:rsid="003e0315" officeooo:paragraph-rsid="003e0315"/>
    </style:style>
    <style:style style:name="P22" style:family="paragraph" style:parent-style-name="Text_20_body">
      <style:text-properties officeooo:rsid="003fc180" officeooo:paragraph-rsid="003fc180"/>
    </style:style>
    <style:style style:name="P23" style:family="paragraph" style:parent-style-name="Text_20_body">
      <style:text-properties officeooo:rsid="00404e43" officeooo:paragraph-rsid="00404e43"/>
    </style:style>
    <style:style style:name="P24" style:family="paragraph" style:parent-style-name="Text_20_body">
      <style:text-properties officeooo:rsid="0040c80d" officeooo:paragraph-rsid="0040c80d"/>
    </style:style>
    <style:style style:name="P25" style:family="paragraph" style:parent-style-name="Text_20_body">
      <style:text-properties officeooo:rsid="0041a87a" officeooo:paragraph-rsid="0041a87a"/>
    </style:style>
    <style:style style:name="P26" style:family="paragraph" style:parent-style-name="Text_20_body">
      <style:text-properties officeooo:rsid="0045550b" officeooo:paragraph-rsid="0045550b"/>
    </style:style>
    <style:style style:name="P27" style:family="paragraph" style:parent-style-name="Text_20_body">
      <style:text-properties officeooo:rsid="0045c6c4" officeooo:paragraph-rsid="0045c6c4"/>
    </style:style>
    <style:style style:name="P28" style:family="paragraph" style:parent-style-name="Text_20_body">
      <style:text-properties officeooo:rsid="00479fa4" officeooo:paragraph-rsid="00479fa4"/>
    </style:style>
    <style:style style:name="P29" style:family="paragraph" style:parent-style-name="Text_20_body">
      <style:text-properties officeooo:rsid="0048ae6f" officeooo:paragraph-rsid="0048ae6f"/>
    </style:style>
    <style:style style:name="P30" style:family="paragraph" style:parent-style-name="Text_20_body">
      <style:text-properties officeooo:rsid="0049189e" officeooo:paragraph-rsid="0049189e"/>
    </style:style>
    <style:style style:name="P31" style:family="paragraph" style:parent-style-name="Text_20_body">
      <style:text-properties officeooo:rsid="004afc39" officeooo:paragraph-rsid="004afc39"/>
    </style:style>
    <style:style style:name="P32" style:family="paragraph" style:parent-style-name="Text_20_body">
      <style:text-properties officeooo:rsid="004c9e3f" officeooo:paragraph-rsid="004c9e3f"/>
    </style:style>
    <style:style style:name="P33" style:family="paragraph" style:parent-style-name="Text_20_body">
      <style:text-properties officeooo:rsid="004d765b" officeooo:paragraph-rsid="004d765b"/>
    </style:style>
    <style:style style:name="P34" style:family="paragraph" style:parent-style-name="Text_20_body">
      <style:text-properties officeooo:rsid="004f42a4" officeooo:paragraph-rsid="004f42a4"/>
    </style:style>
    <style:style style:name="P35" style:family="paragraph" style:parent-style-name="Text_20_body">
      <style:text-properties officeooo:rsid="004fdab8" officeooo:paragraph-rsid="004fdab8"/>
    </style:style>
    <style:style style:name="P36" style:family="paragraph" style:parent-style-name="Text_20_body">
      <style:text-properties officeooo:rsid="00513e97" officeooo:paragraph-rsid="00513e97"/>
    </style:style>
    <style:style style:name="P37" style:family="paragraph" style:parent-style-name="Text_20_body">
      <style:text-properties officeooo:rsid="0052fa99" officeooo:paragraph-rsid="0052fa99"/>
    </style:style>
    <style:style style:name="P38" style:family="paragraph" style:parent-style-name="Text_20_body">
      <style:text-properties officeooo:rsid="0054e14e" officeooo:paragraph-rsid="0054e14e"/>
    </style:style>
    <style:style style:name="P39" style:family="paragraph" style:parent-style-name="Text_20_body">
      <style:text-properties officeooo:rsid="00566197" officeooo:paragraph-rsid="00566197"/>
    </style:style>
    <style:style style:name="P40" style:family="paragraph" style:parent-style-name="Text_20_body">
      <style:text-properties officeooo:rsid="0058a697" officeooo:paragraph-rsid="0058a697"/>
    </style:style>
    <style:style style:name="P41" style:family="paragraph" style:parent-style-name="Text_20_body">
      <style:text-properties officeooo:rsid="005a643e" officeooo:paragraph-rsid="005a643e"/>
    </style:style>
    <style:style style:name="P42" style:family="paragraph" style:parent-style-name="Text_20_body">
      <style:text-properties officeooo:rsid="005a99a1" officeooo:paragraph-rsid="005a99a1"/>
    </style:style>
    <style:style style:name="P43" style:family="paragraph" style:parent-style-name="Text_20_body">
      <style:text-properties officeooo:rsid="005a99a1" officeooo:paragraph-rsid="0064679b"/>
    </style:style>
    <style:style style:name="P44" style:family="paragraph" style:parent-style-name="Text_20_body">
      <style:text-properties officeooo:rsid="005bacfd" officeooo:paragraph-rsid="005bacfd"/>
    </style:style>
    <style:style style:name="P45" style:family="paragraph" style:parent-style-name="Text_20_body">
      <style:text-properties officeooo:rsid="005c87cf" officeooo:paragraph-rsid="005c87cf"/>
    </style:style>
    <style:style style:name="P46" style:family="paragraph" style:parent-style-name="Text_20_body">
      <style:text-properties officeooo:rsid="005c87cf" officeooo:paragraph-rsid="0064679b"/>
    </style:style>
    <style:style style:name="P47" style:family="paragraph" style:parent-style-name="Text_20_body">
      <style:text-properties officeooo:rsid="005e34af" officeooo:paragraph-rsid="005e34af"/>
    </style:style>
    <style:style style:name="P48" style:family="paragraph" style:parent-style-name="Text_20_body">
      <style:text-properties officeooo:rsid="005e47c6" officeooo:paragraph-rsid="005e47c6"/>
    </style:style>
    <style:style style:name="P49" style:family="paragraph" style:parent-style-name="Text_20_body">
      <style:text-properties officeooo:rsid="005f0633" officeooo:paragraph-rsid="005f0633"/>
    </style:style>
    <style:style style:name="P50" style:family="paragraph" style:parent-style-name="Text_20_body">
      <style:text-properties officeooo:rsid="00609ae1" officeooo:paragraph-rsid="00609ae1"/>
    </style:style>
    <style:style style:name="P51" style:family="paragraph" style:parent-style-name="Text_20_body">
      <style:text-properties officeooo:rsid="006202ef" officeooo:paragraph-rsid="006202ef"/>
    </style:style>
    <style:style style:name="P52" style:family="paragraph" style:parent-style-name="Text_20_body">
      <style:text-properties officeooo:paragraph-rsid="00638eaf"/>
    </style:style>
    <style:style style:name="P53" style:family="paragraph" style:parent-style-name="Text_20_body">
      <style:text-properties officeooo:rsid="0064679b" officeooo:paragraph-rsid="0064679b"/>
    </style:style>
    <style:style style:name="P54" style:family="paragraph" style:parent-style-name="Text_20_body">
      <style:text-properties officeooo:rsid="006667dc" officeooo:paragraph-rsid="006667dc"/>
    </style:style>
    <style:style style:name="P55" style:family="paragraph" style:parent-style-name="Text_20_body">
      <style:text-properties officeooo:rsid="0067b954" officeooo:paragraph-rsid="0067b954"/>
    </style:style>
    <style:style style:name="P56" style:family="paragraph" style:parent-style-name="Text_20_body">
      <style:text-properties officeooo:rsid="0067bfd4" officeooo:paragraph-rsid="0067bfd4"/>
    </style:style>
    <style:style style:name="P57" style:family="paragraph" style:parent-style-name="Text_20_body">
      <style:text-properties officeooo:rsid="0068496d" officeooo:paragraph-rsid="0068496d"/>
    </style:style>
    <style:style style:name="P58" style:family="paragraph" style:parent-style-name="Text_20_body">
      <style:text-properties officeooo:rsid="0069fbc6" officeooo:paragraph-rsid="0069fbc6"/>
    </style:style>
    <style:style style:name="P59" style:family="paragraph" style:parent-style-name="Text_20_body">
      <style:text-properties officeooo:rsid="006bb879" officeooo:paragraph-rsid="006bb879"/>
    </style:style>
    <style:style style:name="P60" style:family="paragraph" style:parent-style-name="Text_20_body">
      <style:text-properties officeooo:rsid="006cdd53" officeooo:paragraph-rsid="006cdd53"/>
    </style:style>
    <style:style style:name="P61" style:family="paragraph" style:parent-style-name="Text_20_body">
      <style:text-properties officeooo:rsid="006db288" officeooo:paragraph-rsid="006db288"/>
    </style:style>
    <style:style style:name="P62" style:family="paragraph" style:parent-style-name="Standard">
      <style:text-properties officeooo:paragraph-rsid="00320494"/>
    </style:style>
    <style:style style:name="P63" style:family="paragraph" style:parent-style-name="Standard">
      <style:text-properties officeooo:paragraph-rsid="003419d2"/>
    </style:style>
    <style:style style:name="P64" style:family="paragraph" style:parent-style-name="Standard">
      <style:text-properties officeooo:rsid="0045550b" officeooo:paragraph-rsid="0064679b"/>
    </style:style>
    <style:style style:name="P65" style:family="paragraph" style:parent-style-name="Standard">
      <style:text-properties officeooo:rsid="0045550b" officeooo:paragraph-rsid="006dc1f6"/>
    </style:style>
    <style:style style:name="P66" style:family="paragraph" style:parent-style-name="Table_20_Contents">
      <style:text-properties officeooo:rsid="00301af5" officeooo:paragraph-rsid="00301af5"/>
    </style:style>
    <style:style style:name="P67" style:family="paragraph" style:parent-style-name="Table_20_Contents">
      <style:text-properties officeooo:rsid="00301af5" officeooo:paragraph-rsid="00320494"/>
    </style:style>
    <style:style style:name="P68" style:family="paragraph" style:parent-style-name="Table_20_Contents">
      <style:text-properties officeooo:rsid="00301af5" officeooo:paragraph-rsid="003419d2"/>
    </style:style>
    <style:style style:name="P69" style:family="paragraph" style:parent-style-name="Table_20_Contents">
      <style:text-properties officeooo:rsid="00301af5" officeooo:paragraph-rsid="0064679b"/>
    </style:style>
    <style:style style:name="P70" style:family="paragraph" style:parent-style-name="Text_20_body">
      <style:text-properties officeooo:rsid="00660275" officeooo:paragraph-rsid="00660275" fo:background-color="transparent"/>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Heading_20_1">
      <style:text-properties style:text-underline-style="solid" style:text-underline-width="auto" style:text-underline-color="font-color" officeooo:rsid="002d039b" officeooo:paragraph-rsid="002d039b"/>
    </style:style>
    <style:style style:name="T1" style:family="text">
      <style:text-properties style:text-underline-style="none"/>
    </style:style>
    <style:style style:name="T2" style:family="text">
      <style:text-properties style:text-underline-style="none" officeooo:rsid="00289541"/>
    </style:style>
    <style:style style:name="T3" style:family="text">
      <style:text-properties style:text-underline-style="none" officeooo:rsid="00287101"/>
    </style:style>
    <style:style style:name="T4" style:family="text">
      <style:text-properties fo:color="#ff0000" fo:font-size="20pt" style:text-underline-style="solid" style:text-underline-width="auto" style:text-underline-color="font-color" fo:font-weight="bold" style:font-size-asian="20pt" style:font-weight-asian="bold" style:font-size-complex="20pt" style:font-weight-complex="bold"/>
    </style:style>
    <style:style style:name="T5" style:family="text">
      <style:text-properties fo:color="#ff0000" fo:font-size="20pt" style:text-underline-style="solid" style:text-underline-width="auto" style:text-underline-color="font-color" fo:font-weight="bold" officeooo:rsid="002d039b" style:font-size-asian="20pt" style:font-weight-asian="bold" style:font-size-complex="20pt" style:font-weight-complex="bold"/>
    </style:style>
    <style:style style:name="T6" style:family="text">
      <style:text-properties fo:color="#ff0000" fo:font-size="20pt" style:text-underline-style="solid" style:text-underline-width="auto" style:text-underline-color="font-color" fo:font-weight="bold" officeooo:rsid="0025083d" style:font-size-asian="20pt" style:font-weight-asian="bold" style:font-size-complex="20pt" style:font-weight-complex="bold"/>
    </style:style>
    <style:style style:name="T7" style:family="text">
      <style:text-properties officeooo:rsid="002d5e48"/>
    </style:style>
    <style:style style:name="T8" style:family="text">
      <style:text-properties officeooo:rsid="002e17bb"/>
    </style:style>
    <style:style style:name="T9" style:family="text">
      <style:text-properties fo:font-weight="bold" officeooo:rsid="002e17bb" style:font-weight-asian="bold" style:font-weight-complex="bold"/>
    </style:style>
    <style:style style:name="T10" style:family="text">
      <style:text-properties fo:font-weight="bold" officeooo:rsid="00320494" style:font-weight-asian="bold" style:font-weight-complex="bold"/>
    </style:style>
    <style:style style:name="T11" style:family="text">
      <style:text-properties fo:font-weight="bold" officeooo:rsid="00301af5" style:font-weight-asian="bold" style:font-weight-complex="bold"/>
    </style:style>
    <style:style style:name="T12" style:family="text">
      <style:text-properties fo:font-weight="bold" officeooo:rsid="003419d2" style:font-weight-asian="bold" style:font-weight-complex="bold"/>
    </style:style>
    <style:style style:name="T13" style:family="text">
      <style:text-properties fo:font-weight="bold" officeooo:rsid="0064679b" style:font-weight-asian="bold" style:font-weight-complex="bold"/>
    </style:style>
    <style:style style:name="T14" style:family="text">
      <style:text-properties fo:font-weight="normal" officeooo:rsid="002e17bb" style:font-weight-asian="normal" style:font-weight-complex="normal"/>
    </style:style>
    <style:style style:name="T15" style:family="text">
      <style:text-properties fo:font-weight="normal" officeooo:rsid="002e1f7d" style:font-weight-asian="normal" style:font-weight-complex="normal"/>
    </style:style>
    <style:style style:name="T16" style:family="text">
      <style:text-properties fo:font-weight="normal" officeooo:rsid="0037d88a" style:font-weight-asian="normal" style:font-weight-complex="normal"/>
    </style:style>
    <style:style style:name="T17" style:family="text">
      <style:text-properties officeooo:rsid="00301af5"/>
    </style:style>
    <style:style style:name="T18" style:family="text">
      <style:text-properties style:text-position="super 58%" fo:font-weight="bold" officeooo:rsid="00301af5" style:font-weight-asian="bold" style:font-weight-complex="bold"/>
    </style:style>
    <style:style style:name="T19" style:family="text">
      <style:text-properties style:text-position="super 58%" officeooo:rsid="00638eaf"/>
    </style:style>
    <style:style style:name="T20" style:family="text">
      <style:text-properties officeooo:rsid="00320494"/>
    </style:style>
    <style:style style:name="T21" style:family="text">
      <style:text-properties officeooo:rsid="00331a8a"/>
    </style:style>
    <style:style style:name="T22" style:family="text">
      <style:text-properties fo:background-color="#ffff00" loext:char-shading-value="0"/>
    </style:style>
    <style:style style:name="T23" style:family="text">
      <style:text-properties officeooo:rsid="0034986c"/>
    </style:style>
    <style:style style:name="T24" style:family="text">
      <style:text-properties fo:background-color="transparent" loext:char-shading-value="0"/>
    </style:style>
    <style:style style:name="T25" style:family="text">
      <style:text-properties officeooo:rsid="0034986c" fo:background-color="transparent" loext:char-shading-value="0"/>
    </style:style>
    <style:style style:name="T26" style:family="text">
      <style:text-properties officeooo:rsid="00638eaf"/>
    </style:style>
    <style:style style:name="T27" style:family="text">
      <style:text-properties officeooo:rsid="006dc1f6"/>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1"><text:a xlink:type="simple" xlink:href="#__RefHeading___Toc43_441590785" text:style-name="Index_20_Link" text:visited-style-name="Index_20_Link">1) Découverte de SIP<text:tab/>1</text:a></text:p>
        </text:index-body>
      </text:table-of-content>
      <text:h text:style-name="P72" text:outline-level="1"><text:bookmark-start text:name="__RefHeading___Toc43_441590785"/>1) Découverte de SIP<text:bookmark-end text:name="__RefHeading___Toc43_441590785"/></text:h>
      <text:p text:style-name="P3">1) <text:span text:style-name="T7">En regardant la documentation sur moodle, on voit que SIP est un protocole qui ressemble au protocole HTTP. Il permet de transmettre des données sur les capacités audio et vidéo et aussi des données utiles au transport des paquets. S’il n’y a rien à envoyer il envoi un paquet vide. Principalement c’est le protocole UDP qui transmet le SIP.</text:span></text:p>
      <text:p text:style-name="P4">2) <text:span text:style-name="T8">Pour mettre en œuvre une communication de type «peer to peer», on utilise le logiciel ekiga que l’on installe auparavant avec la commande </text:span><text:span text:style-name="T9">apt-get install ekiga</text:span><text:span text:style-name="T14">.</text:span></text:p>
      <text:p text:style-name="P4"><text:span text:style-name="T15">On </text:span><text:span text:style-name="T16">écrit</text:span><text:span text:style-name="T15"> l’adresse SIP de notre </text:span><text:span text:style-name="T16">camarade</text:span><text:span text:style-name="T15"> pour l’appeler. Son </text:span><text:span text:style-name="T16">téléphone sur ekiga </text:span><text:span text:style-name="T15">sonne et il répond. Pour s’entendre nous devons configurer <text:s/>les périphériques d’entrées et de sorties.</text:span></text:p>
      <text:p text:style-name="P5">On analyse les trames transmises à l’aide de Wireshark. On paramètre un filtre de capture « UDP » et un filtre d’affichage « ip.addr==10.213.11.1 and ip.addr==10.213.12.1 and sip » </text:p>
      <text:p text:style-name="P7">3) <text:span text:style-name="T21">Nous allons faire des captures de trames : Machine A : 10.213.11.1 ; Machine B : 10.213.12.1 </text:span></text:p>
      <text:p text:style-name="P7"><text:span text:style-name="T11">1</text:span><text:span text:style-name="T18">er</text:span><text:span text:style-name="T11"> protocole expérimentale :</text:span><text:span text:style-name="T17"> A appel B et B raccroche après 10 secondes</text:span></text:p>
      <table:table table:name="Tableau1" table:style-name="Tableau1">
        <table:table-column table:style-name="Tableau1.A"/>
        <table:table-column table:style-name="Tableau1.B"/>
        <table:table-column table:style-name="Tableau1.C"/>
        <table:table-column table:style-name="Tableau1.D" table:number-columns-repeated="3"/>
        <table:table-column table:style-name="Tableau1.G"/>
        <table:table-row>
          <table:table-cell table:style-name="Tableau1.A1" office:value-type="string">
            <text:p text:style-name="P66">No.</text:p>
          </table:table-cell>
          <table:table-cell table:style-name="Tableau1.A1" office:value-type="string">
            <text:p text:style-name="P66">Time</text:p>
          </table:table-cell>
          <table:table-cell table:style-name="Tableau1.A1" office:value-type="string">
            <text:p text:style-name="P66">Source</text:p>
          </table:table-cell>
          <table:table-cell table:style-name="Tableau1.A1" office:value-type="string">
            <text:p text:style-name="P66">Destination</text:p>
          </table:table-cell>
          <table:table-cell table:style-name="Tableau1.A1" office:value-type="string">
            <text:p text:style-name="P66">Protocol</text:p>
          </table:table-cell>
          <table:table-cell table:style-name="Tableau1.A1" office:value-type="string">
            <text:p text:style-name="P66">Length</text:p>
          </table:table-cell>
          <table:table-cell table:style-name="Tableau1.G1" office:value-type="string">
            <text:p text:style-name="P66">Info</text:p>
          </table:table-cell>
        </table:table-row>
        <table:table-row table:style-name="Tableau1.2">
          <table:table-cell table:style-name="Tableau1.A2" table:number-columns-spanned="7" office:value-type="string">
            <text:p text:style-name="P17"><text:s/>5 <text:s text:c="12"/>4.128563469 <text:s text:c="7"/>10.213.11.1 <text:s text:c="4"/>10.213.12.1 <text:s text:c="5"/>SIP/SDP <text:s text:c="10"/>1421 <text:s text:c="10"/>Request: INVITE sip:neighbour@213-12.local:5060 |</text:p>
          </table:table-cell>
          <table:covered-table-cell/>
          <table:covered-table-cell/>
          <table:covered-table-cell/>
          <table:covered-table-cell/>
          <table:covered-table-cell/>
          <table:covered-table-cell/>
        </table:table-row>
        <table:table-row table:style-name="Tableau1.3">
          <table:table-cell table:style-name="Tableau1.A2" table:number-columns-spanned="7" office:value-type="string">
            <text:p text:style-name="P17"><text:s text:c="2"/>6 <text:s text:c="11"/>4.129680800 <text:s text:c="8"/>10.213.12.1 <text:s text:c="3"/>10.213.11.1 <text:s text:c="9"/>SIP <text:s text:c="16"/>382 <text:s text:c="11"/>Status: 100 Trying | </text:p>
          </table:table-cell>
          <table:covered-table-cell/>
          <table:covered-table-cell/>
          <table:covered-table-cell/>
          <table:covered-table-cell/>
          <table:covered-table-cell/>
          <table:covered-table-cell/>
        </table:table-row>
        <table:table-row table:style-name="Tableau1.4">
          <table:table-cell table:style-name="Tableau1.A2" table:number-columns-spanned="7" office:value-type="string">
            <text:p text:style-name="P17"><text:s text:c="2"/>8 <text:s text:c="11"/>4.134978293 <text:s text:c="8"/>10.213.11.1 <text:s text:c="3"/>10.213.12.1 <text:s text:c="6"/>SIP/SDP <text:s text:c="10"/>1431 <text:s text:c="10"/>Request: INVITE sip:neighbour@213-12.local:5060 | </text:p>
          </table:table-cell>
          <table:covered-table-cell/>
          <table:covered-table-cell/>
          <table:covered-table-cell/>
          <table:covered-table-cell/>
          <table:covered-table-cell/>
          <table:covered-table-cell/>
        </table:table-row>
        <table:table-row table:style-name="Tableau1.4">
          <table:table-cell table:style-name="Tableau1.A2" table:number-columns-spanned="7" office:value-type="string">
            <text:p text:style-name="P18"><text:s text:c="2"/>9 <text:s text:c="11"/>4.135829966 <text:s text:c="8"/>10.213.12.1 <text:s text:c="2"/>10.213.11.1 <text:s text:c="10"/>SIP <text:s text:c="14"/>418 <text:s text:c="13"/>Status: 482 Loop Detected | </text:p>
          </table:table-cell>
          <table:covered-table-cell/>
          <table:covered-table-cell/>
          <table:covered-table-cell/>
          <table:covered-table-cell/>
          <table:covered-table-cell/>
          <table:covered-table-cell/>
        </table:table-row>
        <table:table-row table:style-name="Tableau1.4">
          <table:table-cell table:style-name="Tableau1.A2" table:number-columns-spanned="7" office:value-type="string">
            <text:p text:style-name="P18"><text:s/>11 <text:s text:c="10"/>4.138655684 <text:s text:c="9"/>10.213.11.1 <text:s text:c="2"/>10.213.12.1 <text:s text:c="9"/>SIP <text:s text:c="15"/>400 <text:s text:c="13"/>Request: ACK sip:neighbour@213-12.local:5060 | </text:p>
          </table:table-cell>
          <table:covered-table-cell/>
          <table:covered-table-cell/>
          <table:covered-table-cell/>
          <table:covered-table-cell/>
          <table:covered-table-cell/>
          <table:covered-table-cell/>
        </table:table-row>
        <table:table-row table:style-name="Tableau1.4">
          <table:table-cell table:style-name="Tableau1.A2" table:number-columns-spanned="7" office:value-type="string">
            <text:p text:style-name="P18">12 <text:s text:c="11"/>4.144230955 <text:s text:c="9"/>10.213.12.1 <text:s text:c="2"/>10.213.11.1 <text:s text:c="9"/>SIP <text:s text:c="16"/>620 <text:s text:c="12"/>Status: 180 Ringing | </text:p>
          </table:table-cell>
          <table:covered-table-cell/>
          <table:covered-table-cell/>
          <table:covered-table-cell/>
          <table:covered-table-cell/>
          <table:covered-table-cell/>
          <table:covered-table-cell/>
        </table:table-row>
        <text:soft-page-break/>
        <table:table-row table:style-name="Tableau1.4">
          <table:table-cell table:style-name="Tableau1.A2" table:number-columns-spanned="7" office:value-type="string">
            <text:p text:style-name="P19">13 <text:s text:c="9"/>4.145110686 <text:s text:c="10"/>10.213.11.1 <text:s text:c="2"/>10.213.12.1 <text:s text:c="10"/>SIP <text:s text:c="17"/>540 <text:s text:c="15"/>Request: PRACK sip:neighbour@213-12.local:5060 | </text:p>
          </table:table-cell>
          <table:covered-table-cell/>
          <table:covered-table-cell/>
          <table:covered-table-cell/>
          <table:covered-table-cell/>
          <table:covered-table-cell/>
          <table:covered-table-cell/>
        </table:table-row>
        <table:table-row table:style-name="Tableau1.4">
          <table:table-cell table:style-name="Tableau1.A2" table:number-columns-spanned="7" office:value-type="string">
            <text:p text:style-name="P19"><text:s/>14 <text:s text:c="8"/>4.146179835 <text:s text:c="10"/>10.213.12.1 <text:s text:c="2"/>10.213.11.1 <text:s text:c="10"/>SIP <text:s text:c="18"/>402 <text:s text:c="14"/>Status: 200 OK | </text:p>
          </table:table-cell>
          <table:covered-table-cell/>
          <table:covered-table-cell/>
          <table:covered-table-cell/>
          <table:covered-table-cell/>
          <table:covered-table-cell/>
          <table:covered-table-cell/>
        </table:table-row>
        <table:table-row table:style-name="Tableau1.4">
          <table:table-cell table:style-name="Tableau1.A2" table:number-columns-spanned="7" office:value-type="string">
            <text:p text:style-name="P20">21 <text:s text:c="9"/>5.888328685 <text:s text:c="10"/>10.213.12.1 <text:s text:c="2"/>10.213.11.1 <text:s text:c="8"/>SIP/SDP <text:s text:c="12"/>966 <text:s text:c="14"/>Status: 200 OK | </text:p>
          </table:table-cell>
          <table:covered-table-cell/>
          <table:covered-table-cell/>
          <table:covered-table-cell/>
          <table:covered-table-cell/>
          <table:covered-table-cell/>
          <table:covered-table-cell/>
        </table:table-row>
        <table:table-row table:style-name="Tableau1.4">
          <table:table-cell table:style-name="Tableau1.A2" table:number-columns-spanned="7" office:value-type="string">
            <text:p text:style-name="P20">24 <text:s text:c="9"/>5.891647504 <text:s text:c="10"/>10.213.12.1 <text:s text:c="2"/>10.213.11.1 <text:s text:c="10"/>SIP <text:s text:c="18"/>385 <text:s text:c="14"/>Status: 481 Call Leg/Transaction Does Not Exist | </text:p>
          </table:table-cell>
          <table:covered-table-cell/>
          <table:covered-table-cell/>
          <table:covered-table-cell/>
          <table:covered-table-cell/>
          <table:covered-table-cell/>
          <table:covered-table-cell/>
        </table:table-row>
        <table:table-row table:style-name="Tableau1.12">
          <table:table-cell table:style-name="Tableau1.A2" table:number-columns-spanned="7" office:value-type="string">
            <text:p text:style-name="P21">… </text:p>
          </table:table-cell>
          <table:covered-table-cell/>
          <table:covered-table-cell/>
          <table:covered-table-cell/>
          <table:covered-table-cell/>
          <table:covered-table-cell/>
          <table:covered-table-cell/>
        </table:table-row>
        <table:table-row table:style-name="Tableau1.4">
          <table:table-cell table:style-name="Tableau1.A2" table:number-columns-spanned="7" office:value-type="string">
            <text:p text:style-name="P22">1037 <text:s text:c="5"/>12.733039718 <text:s text:c="9"/>10.213.12.1 <text:s/>10.213.11.1 <text:s text:c="10"/>RTP <text:s text:c="18"/>106 <text:s text:c="14"/>PT=Speex, SSRC=0x9D83AD2B, Seq=24835, Time=101440</text:p>
          </table:table-cell>
          <table:covered-table-cell/>
          <table:covered-table-cell/>
          <table:covered-table-cell/>
          <table:covered-table-cell/>
          <table:covered-table-cell/>
          <table:covered-table-cell/>
        </table:table-row>
        <table:table-row table:style-name="Tableau1.4">
          <table:table-cell table:style-name="Tableau1.A2" table:number-columns-spanned="7" office:value-type="string">
            <text:p text:style-name="P23">1038 <text:s text:c="5"/>12.733125084 <text:s text:c="9"/>10.213.12.1 <text:s text:c="2"/>10.213.11.1 <text:s text:c="9"/>RTP <text:s text:c="18"/>106 <text:s text:c="15"/>PT=Speex, SSRC=0x9D83AD2B, Seq=24836, Time=101760</text:p>
          </table:table-cell>
          <table:covered-table-cell/>
          <table:covered-table-cell/>
          <table:covered-table-cell/>
          <table:covered-table-cell/>
          <table:covered-table-cell/>
          <table:covered-table-cell/>
        </table:table-row>
        <table:table-row table:style-name="Tableau1.15">
          <table:table-cell table:style-name="Tableau1.A2" table:number-columns-spanned="7" office:value-type="string">
            <text:p text:style-name="P13">...</text:p>
          </table:table-cell>
          <table:covered-table-cell/>
          <table:covered-table-cell/>
          <table:covered-table-cell/>
          <table:covered-table-cell/>
          <table:covered-table-cell/>
          <table:covered-table-cell/>
        </table:table-row>
        <table:table-row table:style-name="Tableau1.16">
          <table:table-cell table:style-name="Tableau1.A2" table:number-columns-spanned="7" office:value-type="string">
            <text:p text:style-name="P23">1886 <text:s text:c="5"/>18.202496193 <text:s text:c="9"/>10.213.12.1 <text:s text:c="2"/>10.213.11.1 <text:s text:c="10"/>SIP <text:s text:c="20"/>494 <text:s text:c="12"/>Request: BYE sip:test@10.213.11.1 | </text:p>
          </table:table-cell>
          <table:covered-table-cell/>
          <table:covered-table-cell/>
          <table:covered-table-cell/>
          <table:covered-table-cell/>
          <table:covered-table-cell/>
          <table:covered-table-cell/>
        </table:table-row>
        <table:table-row table:style-name="Tableau1.16">
          <table:table-cell table:style-name="Tableau1.A2" table:number-columns-spanned="7" office:value-type="string">
            <text:p text:style-name="P23"><text:s/>1887 <text:s text:c="4"/>18.202977476 <text:s text:c="9"/>10.213.11.1 <text:s text:c="2"/>10.213.12.1 <text:s text:c="10"/>SIP <text:s text:c="20"/>390 <text:s text:c="12"/>Status: 200 OK | </text:p>
          </table:table-cell>
          <table:covered-table-cell/>
          <table:covered-table-cell/>
          <table:covered-table-cell/>
          <table:covered-table-cell/>
          <table:covered-table-cell/>
          <table:covered-table-cell/>
        </table:table-row>
        <table:table-row table:style-name="Tableau1.16">
          <table:table-cell table:style-name="Tableau1.A2" table:number-columns-spanned="7" office:value-type="string">
            <text:p text:style-name="P24">1888 <text:s text:c="5"/>18.203744366 <text:s text:c="9"/>10.213.12.1 <text:s/>10.213.11.1 <text:s text:c="10"/>RTCP <text:s text:c="18"/>94 <text:s text:c="13"/>Sender Report <text:s text:c="2"/>Goodbye </text:p>
          </table:table-cell>
          <table:covered-table-cell/>
          <table:covered-table-cell/>
          <table:covered-table-cell/>
          <table:covered-table-cell/>
          <table:covered-table-cell/>
          <table:covered-table-cell/>
        </table:table-row>
        <table:table-row table:style-name="Tableau1.16">
          <table:table-cell table:style-name="Tableau1.A2" table:number-columns-spanned="7" office:value-type="string">
            <text:p text:style-name="P25">1889 <text:s text:c="4"/>18.203751170 <text:s text:c="10"/>10.213.12.1 <text:s/>10.213.11.1 <text:s text:c="10"/>RTCP <text:s text:c="18"/>94 <text:s text:c="13"/>Sender Report <text:s text:c="2"/>Goodbye <text:s/></text:p>
          </table:table-cell>
          <table:covered-table-cell/>
          <table:covered-table-cell/>
          <table:covered-table-cell/>
          <table:covered-table-cell/>
          <table:covered-table-cell/>
          <table:covered-table-cell/>
        </table:table-row>
      </table:table>
      <text:p text:style-name="P10"><text:s/></text:p>
      <text:p text:style-name="P6"><text:span text:style-name="T10">2ème protocole expérimentale :</text:span><text:span text:style-name="T20"> A appel B et A raccroche après 10 secondes</text:span></text:p>
      <text:p text:style-name="P14"/>
      <table:table table:name="Tableau2" table:style-name="Tableau2">
        <table:table-column table:style-name="Tableau2.A"/>
        <table:table-column table:style-name="Tableau2.B"/>
        <table:table-column table:style-name="Tableau2.C"/>
        <table:table-column table:style-name="Tableau2.D" table:number-columns-repeated="3"/>
        <table:table-column table:style-name="Tableau2.G"/>
        <table:table-row>
          <table:table-cell table:style-name="Tableau2.A1" office:value-type="string">
            <text:p text:style-name="P67">No.</text:p>
          </table:table-cell>
          <table:table-cell table:style-name="Tableau2.A1" office:value-type="string">
            <text:p text:style-name="P67">Time</text:p>
          </table:table-cell>
          <table:table-cell table:style-name="Tableau2.A1" office:value-type="string">
            <text:p text:style-name="P67">Source</text:p>
          </table:table-cell>
          <table:table-cell table:style-name="Tableau2.A1" office:value-type="string">
            <text:p text:style-name="P67">Destination</text:p>
          </table:table-cell>
          <table:table-cell table:style-name="Tableau2.A1" office:value-type="string">
            <text:p text:style-name="P67">Protocol</text:p>
          </table:table-cell>
          <table:table-cell table:style-name="Tableau2.A1" office:value-type="string">
            <text:p text:style-name="P67">Length</text:p>
          </table:table-cell>
          <table:table-cell table:style-name="Tableau2.G1" office:value-type="string">
            <text:p text:style-name="P67">Info</text:p>
          </table:table-cell>
        </table:table-row>
        <text:soft-page-break/>
        <table:table-row table:style-name="Tableau2.2">
          <table:table-cell table:style-name="Tableau2.A2" table:number-columns-spanned="7" office:value-type="string">
            <text:p text:style-name="P26">1 <text:s text:c="13"/>0.000000000 <text:s text:c="7"/>10.213.11.1 <text:s text:c="2"/>10.213.12.1 <text:s text:c="6"/>SIP/SDP <text:s text:c="14"/>1421 <text:s text:c="8"/>Request: INVITE sip:neighbour@213-12.local:5060 |</text:p>
          </table:table-cell>
          <table:covered-table-cell/>
          <table:covered-table-cell/>
          <table:covered-table-cell/>
          <table:covered-table-cell/>
          <table:covered-table-cell/>
          <table:covered-table-cell/>
        </table:table-row>
        <table:table-row table:style-name="Tableau2.3">
          <table:table-cell table:style-name="Tableau2.A2" table:number-columns-spanned="7" office:value-type="string">
            <text:p text:style-name="P26"><text:s/>2 <text:s text:c="12"/>0.001538019 <text:s text:c="7"/>10.213.12.1 <text:s/>10.213.11.1 <text:s text:c="10"/>SIP <text:s text:c="21"/>382 <text:s text:c="8"/>Status: 100 Trying | </text:p>
          </table:table-cell>
          <table:covered-table-cell/>
          <table:covered-table-cell/>
          <table:covered-table-cell/>
          <table:covered-table-cell/>
          <table:covered-table-cell/>
          <table:covered-table-cell/>
        </table:table-row>
        <table:table-row table:style-name="Tableau2.4">
          <table:table-cell table:style-name="Tableau2.A2" table:number-columns-spanned="7" office:value-type="string">
            <text:p text:style-name="P27"><text:s/>4 <text:s text:c="12"/>0.006970440 <text:s text:c="6"/>10.213.11.1 <text:s text:c="2"/>10.213.12.1 <text:s text:c="7"/>SIP/SDP <text:s text:c="14"/>1431 <text:s text:c="8"/>Request: INVITE sip:neighbour@213-12.local:5060 | </text:p>
          </table:table-cell>
          <table:covered-table-cell/>
          <table:covered-table-cell/>
          <table:covered-table-cell/>
          <table:covered-table-cell/>
          <table:covered-table-cell/>
          <table:covered-table-cell/>
        </table:table-row>
        <table:table-row table:style-name="Tableau2.4">
          <table:table-cell table:style-name="Tableau2.A2" table:number-columns-spanned="7" office:value-type="string">
            <text:p text:style-name="P28"><text:s/>5 <text:s text:c="12"/>0.007948825 <text:s text:c="6"/>10.213.12.1 <text:s/>10.213.11.1 <text:s text:c="10"/>SIP <text:s text:c="22"/>418 <text:s text:c="9"/>Status: 482 Loop Detected | </text:p>
          </table:table-cell>
          <table:covered-table-cell/>
          <table:covered-table-cell/>
          <table:covered-table-cell/>
          <table:covered-table-cell/>
          <table:covered-table-cell/>
          <table:covered-table-cell/>
        </table:table-row>
        <table:table-row table:style-name="Tableau2.4">
          <table:table-cell table:style-name="Tableau2.A2" table:number-columns-spanned="7" office:value-type="string">
            <text:p text:style-name="P29">7 <text:s text:c="13"/>0.011053332 <text:s text:c="6"/>10.213.11.1 <text:s/>10.213.12.1 <text:s text:c="10"/>SIP <text:s text:c="22"/>400 <text:s text:c="9"/>Request: ACK sip:neighbour@213-12.local:5060 | </text:p>
          </table:table-cell>
          <table:covered-table-cell/>
          <table:covered-table-cell/>
          <table:covered-table-cell/>
          <table:covered-table-cell/>
          <table:covered-table-cell/>
          <table:covered-table-cell/>
        </table:table-row>
        <table:table-row table:style-name="Tableau2.4">
          <table:table-cell table:style-name="Tableau2.A2" table:number-columns-spanned="7" office:value-type="string">
            <text:p text:style-name="P30"><text:s/>8 <text:s text:c="12"/>0.019483583 <text:s text:c="6"/>10.213.12.1 <text:s/>10.213.11.1 <text:s text:c="10"/>SIP <text:s text:c="23"/>621 <text:s text:c="8"/>Status: 180 Ringing </text:p>
          </table:table-cell>
          <table:covered-table-cell/>
          <table:covered-table-cell/>
          <table:covered-table-cell/>
          <table:covered-table-cell/>
          <table:covered-table-cell/>
          <table:covered-table-cell/>
        </table:table-row>
        <table:table-row table:style-name="Tableau2.4">
          <table:table-cell table:style-name="Tableau2.A2" table:number-columns-spanned="7" office:value-type="string">
            <text:p text:style-name="P31"><text:s/>9 <text:s text:c="12"/>0.020304497 <text:s text:c="6"/>10.213.11.1 <text:s/>10.213.12.1 <text:s text:c="10"/>SIP <text:s text:c="24"/>541 <text:s text:c="8"/>Request: PRACK sip:neighbour@213-12.local:5060 | </text:p>
          </table:table-cell>
          <table:covered-table-cell/>
          <table:covered-table-cell/>
          <table:covered-table-cell/>
          <table:covered-table-cell/>
          <table:covered-table-cell/>
          <table:covered-table-cell/>
        </table:table-row>
        <table:table-row table:style-name="Tableau2.4">
          <table:table-cell table:style-name="Tableau2.A2" table:number-columns-spanned="7" office:value-type="string">
            <text:p text:style-name="P32">10 <text:s text:c="11"/>0.021100913 <text:s text:c="7"/>10.213.12.1 <text:s/>10.213.11.1 <text:s text:c="10"/>SIP <text:s text:c="24"/>402 <text:s text:c="7"/>Status: 200 OK | </text:p>
          </table:table-cell>
          <table:covered-table-cell/>
          <table:covered-table-cell/>
          <table:covered-table-cell/>
          <table:covered-table-cell/>
          <table:covered-table-cell/>
          <table:covered-table-cell/>
        </table:table-row>
        <table:table-row table:style-name="Tableau2.4">
          <table:table-cell table:style-name="Tableau2.A2" table:number-columns-spanned="7" office:value-type="string">
            <text:p text:style-name="P33"><text:s/>15 <text:s text:c="9"/>1.563349110 <text:s text:c="8"/>10.213.12.1 <text:s/>10.213.11.1 <text:s text:c="7"/>SIP/SDP <text:s text:c="19"/>966 <text:s text:c="7"/>Status: 200 OK | </text:p>
          </table:table-cell>
          <table:covered-table-cell/>
          <table:covered-table-cell/>
          <table:covered-table-cell/>
          <table:covered-table-cell/>
          <table:covered-table-cell/>
          <table:covered-table-cell/>
        </table:table-row>
        <table:table-row table:style-name="Tableau2.4">
          <table:table-cell table:style-name="Tableau2.A2" table:number-columns-spanned="7" office:value-type="string">
            <text:p text:style-name="P34"><text:s/>18 <text:s text:c="9"/>1.565152880 <text:s text:c="8"/>10.213.12.1 <text:s/>10.213.11.1 <text:s text:c="10"/>SIP <text:s text:c="24"/>385 <text:s text:c="7"/>Status: 481 Call Leg/Transaction Does Not Exist | </text:p>
          </table:table-cell>
          <table:covered-table-cell/>
          <table:covered-table-cell/>
          <table:covered-table-cell/>
          <table:covered-table-cell/>
          <table:covered-table-cell/>
          <table:covered-table-cell/>
        </table:table-row>
        <table:table-row table:style-name="Tableau2.12">
          <table:table-cell table:style-name="Tableau2.A2" table:number-columns-spanned="7" office:value-type="string">
            <text:p text:style-name="P15">...</text:p>
          </table:table-cell>
          <table:covered-table-cell/>
          <table:covered-table-cell/>
          <table:covered-table-cell/>
          <table:covered-table-cell/>
          <table:covered-table-cell/>
          <table:covered-table-cell/>
        </table:table-row>
        <table:table-row table:style-name="Tableau2.4">
          <table:table-cell table:style-name="Tableau2.A2" table:number-columns-spanned="7" office:value-type="string">
            <text:p text:style-name="P35">1433 <text:s text:c="6"/>10.679147408 <text:s text:c="6"/>10.213.11.1 <text:s text:c="2"/>10.213.12.1 <text:s text:c="9"/>RTP <text:s text:c="24"/>106 <text:s text:c="8"/>PT=Speex, SSRC=0xD13D216C, Seq=34049, Time=125440</text:p>
          </table:table-cell>
          <table:covered-table-cell/>
          <table:covered-table-cell/>
          <table:covered-table-cell/>
          <table:covered-table-cell/>
          <table:covered-table-cell/>
          <table:covered-table-cell/>
        </table:table-row>
        <table:table-row table:style-name="Tableau2.4">
          <table:table-cell table:style-name="Tableau2.A2" table:number-columns-spanned="7" office:value-type="string">
            <text:p text:style-name="P36">1434 <text:s text:c="5"/>10.679231092 <text:s text:c="7"/>10.213.11.1 <text:s text:c="2"/>10.213.12.1 <text:s text:c="9"/>RTP <text:s text:c="24"/>106 <text:s text:c="8"/>PT=Speex, SSRC=0xD13D216C, Seq=34050, Time=125760</text:p>
          </table:table-cell>
          <table:covered-table-cell/>
          <table:covered-table-cell/>
          <table:covered-table-cell/>
          <table:covered-table-cell/>
          <table:covered-table-cell/>
          <table:covered-table-cell/>
        </table:table-row>
        <table:table-row table:style-name="Tableau2.15">
          <table:table-cell table:style-name="Tableau2.A2" table:number-columns-spanned="7" office:value-type="string">
            <text:p text:style-name="P36">...</text:p>
          </table:table-cell>
          <table:covered-table-cell/>
          <table:covered-table-cell/>
          <table:covered-table-cell/>
          <table:covered-table-cell/>
          <table:covered-table-cell/>
          <table:covered-table-cell/>
        </table:table-row>
        <table:table-row table:style-name="Tableau2.4">
          <table:table-cell table:style-name="Tableau2.A2" table:number-columns-spanned="7" office:value-type="string">
            <text:p text:style-name="P37">2084 <text:s text:c="5"/>14.324377857 <text:s text:c="7"/><text:span text:style-name="T22">10.213.11.1 <text:s text:c="2"/>10.213.12.1</text:span> <text:s text:c="10"/>SIP <text:s text:c="25"/>500 <text:s text:c="7"/><text:span text:style-name="T22"><text:s/>Request: BYE</text:span> sip:test@10.213.12.1 | </text:p>
          </table:table-cell>
          <table:covered-table-cell/>
          <table:covered-table-cell/>
          <table:covered-table-cell/>
          <table:covered-table-cell/>
          <table:covered-table-cell/>
          <table:covered-table-cell/>
        </table:table-row>
        <text:soft-page-break/>
        <table:table-row table:style-name="Tableau2.4">
          <table:table-cell table:style-name="Tableau2.A2" table:number-columns-spanned="7" office:value-type="string">
            <text:p text:style-name="P38">2085 <text:s text:c="5"/>14.325211358 <text:s text:c="9"/>10.213.12.1 <text:s text:c="2"/>10.213.11.1 <text:s text:c="9"/>RTCP <text:s text:c="23"/>135 <text:s text:c="9"/>5096 → 5080 Len=93</text:p>
          </table:table-cell>
          <table:covered-table-cell/>
          <table:covered-table-cell/>
          <table:covered-table-cell/>
          <table:covered-table-cell/>
          <table:covered-table-cell/>
          <table:covered-table-cell/>
        </table:table-row>
        <table:table-row table:style-name="Tableau2.18">
          <table:table-cell table:style-name="Tableau2.A2" table:number-columns-spanned="7" office:value-type="string">
            <text:p text:style-name="P39">2086 <text:s text:c="5"/>14.325272041 <text:s text:c="9"/>10.213.12.1 <text:s text:c="2"/>10.213.11.1 <text:s text:c="10"/>SIP <text:s text:c="26"/>400 <text:s text:c="9"/>Status: 200 OK </text:p>
          </table:table-cell>
          <table:covered-table-cell/>
          <table:covered-table-cell/>
          <table:covered-table-cell/>
          <table:covered-table-cell/>
          <table:covered-table-cell/>
          <table:covered-table-cell/>
        </table:table-row>
      </table:table>
      <text:p text:style-name="P62"/>
      <text:p text:style-name="P8"><text:span text:style-name="T12">3</text:span><text:span text:style-name="T10">ème protocole expérimentale :</text:span><text:span text:style-name="T20"> B appel A et A raccroche après 10 secondes</text:span></text:p>
      <text:p text:style-name="P52"><text:span text:style-name="T26">Les trames analysées sur le 3ème protocole expérimentale sont inversées par rapport au 1</text:span><text:span text:style-name="T19">er</text:span><text:span text:style-name="T26"> protocole expérimentale.</text:span></text:p>
      <table:table table:name="Tableau3" table:style-name="Tableau3">
        <table:table-column table:style-name="Tableau3.A"/>
        <table:table-column table:style-name="Tableau3.B"/>
        <table:table-column table:style-name="Tableau3.C"/>
        <table:table-column table:style-name="Tableau3.D" table:number-columns-repeated="3"/>
        <table:table-column table:style-name="Tableau3.G"/>
        <table:table-row>
          <table:table-cell table:style-name="Tableau3.A1" office:value-type="string">
            <text:p text:style-name="P68">No.</text:p>
          </table:table-cell>
          <table:table-cell table:style-name="Tableau3.A1" office:value-type="string">
            <text:p text:style-name="P68">Time</text:p>
          </table:table-cell>
          <table:table-cell table:style-name="Tableau3.A1" office:value-type="string">
            <text:p text:style-name="P68">Source</text:p>
          </table:table-cell>
          <table:table-cell table:style-name="Tableau3.A1" office:value-type="string">
            <text:p text:style-name="P68">Destination</text:p>
          </table:table-cell>
          <table:table-cell table:style-name="Tableau3.A1" office:value-type="string">
            <text:p text:style-name="P68">Protocol</text:p>
          </table:table-cell>
          <table:table-cell table:style-name="Tableau3.A1" office:value-type="string">
            <text:p text:style-name="P68">Length</text:p>
          </table:table-cell>
          <table:table-cell table:style-name="Tableau3.G1" office:value-type="string">
            <text:p text:style-name="P68">Info</text:p>
          </table:table-cell>
        </table:table-row>
        <table:table-row table:style-name="Tableau3.2">
          <table:table-cell table:style-name="Tableau3.A2" table:number-columns-spanned="7" office:value-type="string">
            <text:p text:style-name="P11"><text:span text:style-name="T23">8<text:tab/> <text:s text:c="3"/>19.438979488 <text:s text:c="5"/></text:span><text:span text:style-name="T25">10.213.12.1 <text:s text:c="3"/>10.213.11.1 <text:s text:c="4"/>SIP/SDP<text:tab/> <text:s text:c="8"/>1429<text:tab/> <text:s text:c="6"/>Request: INVITE </text:span><text:span text:style-name="T23">sip:neighbour@213-11.local:5060 | <text:s/></text:span><text:s/></text:p>
          </table:table-cell>
          <table:covered-table-cell/>
          <table:covered-table-cell/>
          <table:covered-table-cell/>
          <table:covered-table-cell/>
          <table:covered-table-cell/>
          <table:covered-table-cell/>
        </table:table-row>
        <table:table-row table:style-name="Tableau3.3">
          <table:table-cell table:style-name="Tableau3.A2" table:number-columns-spanned="7" office:value-type="string">
            <text:p text:style-name="P11"><text:span text:style-name="T23">9<text:tab/> <text:s text:c="4"/>19.439752552 <text:s text:c="4"/></text:span><text:span text:style-name="T25">10.213.11.1 <text:s text:c="4"/>10.213.12.1</text:span><text:span text:style-name="T23"><text:tab/>SIP<text:tab/> <text:s text:c="9"/>386<text:tab/> <text:s text:c="7"/></text:span><text:span text:style-name="T25">Status: 100 Trying | <text:s/></text:span><text:span text:style-name="T24"><text:s/></text:span></text:p>
          </table:table-cell>
          <table:covered-table-cell/>
          <table:covered-table-cell/>
          <table:covered-table-cell/>
          <table:covered-table-cell/>
          <table:covered-table-cell/>
          <table:covered-table-cell/>
        </table:table-row>
        <table:table-row table:style-name="Tableau3.4">
          <table:table-cell table:style-name="Tableau3.A2" table:number-columns-spanned="7" office:value-type="string">
            <text:p text:style-name="P12"><text:span text:style-name="T23">10<text:tab/> <text:s text:c="4"/>19.442146016 <text:s text:c="4"/>10.213.12.1 <text:s text:c="4"/>10.213.11.1<text:tab/>SIP/SDP <text:s text:c="6"/>1439<text:tab/> <text:s text:c="7"/>Request: INVITE sip:neighbour@213-11.local:5060 | <text:s/></text:span><text:s/></text:p>
          </table:table-cell>
          <table:covered-table-cell/>
          <table:covered-table-cell/>
          <table:covered-table-cell/>
          <table:covered-table-cell/>
          <table:covered-table-cell/>
          <table:covered-table-cell/>
        </table:table-row>
        <table:table-row table:style-name="Tableau3.4">
          <table:table-cell table:style-name="Tableau3.A2" table:number-columns-spanned="7" office:value-type="string">
            <text:p text:style-name="P12"><text:span text:style-name="T23">11<text:tab/> <text:s text:c="4"/>19.442655576 <text:s text:c="6"/>10.213.11.1 <text:s text:c="4"/>10.213.12.1<text:tab/>SIP<text:tab/> <text:s text:c="11"/>422<text:tab/> <text:s text:c="9"/>Status: 482 Loop Detected | <text:s/></text:span><text:s/></text:p>
          </table:table-cell>
          <table:covered-table-cell/>
          <table:covered-table-cell/>
          <table:covered-table-cell/>
          <table:covered-table-cell/>
          <table:covered-table-cell/>
          <table:covered-table-cell/>
        </table:table-row>
        <table:table-row table:style-name="Tableau3.4">
          <table:table-cell table:style-name="Tableau3.A2" table:number-columns-spanned="7" office:value-type="string">
            <text:p text:style-name="P12"><text:span text:style-name="T23">12<text:tab/> <text:s text:c="4"/>19.443781092 <text:s text:c="6"/>10.213.12.1 <text:s text:c="4"/>10.213.11.1<text:tab/>SIP<text:tab/> <text:s text:c="12"/>404<text:tab/> <text:s text:c="9"/>Request: ACK sip:neighbour@213-11.local:5060 | <text:s/></text:span><text:s/></text:p>
          </table:table-cell>
          <table:covered-table-cell/>
          <table:covered-table-cell/>
          <table:covered-table-cell/>
          <table:covered-table-cell/>
          <table:covered-table-cell/>
          <table:covered-table-cell/>
        </table:table-row>
        <table:table-row table:style-name="Tableau3.4">
          <table:table-cell table:style-name="Tableau3.A2" table:number-columns-spanned="7" office:value-type="string">
            <text:p text:style-name="P12"><text:span text:style-name="T23">13<text:tab/> <text:s text:c="4"/>19.460469459 <text:s text:c="6"/>10.213.11.1 <text:s text:c="4"/>10.213.12.1<text:tab/>SIP<text:tab/> <text:s text:c="12"/>617<text:tab/> <text:s text:c="9"/>Status: 180 Ringing | <text:s/></text:span><text:s/></text:p>
          </table:table-cell>
          <table:covered-table-cell/>
          <table:covered-table-cell/>
          <table:covered-table-cell/>
          <table:covered-table-cell/>
          <table:covered-table-cell/>
          <table:covered-table-cell/>
        </table:table-row>
        <table:table-row table:style-name="Tableau3.4">
          <table:table-cell table:style-name="Tableau3.A2" table:number-columns-spanned="7" office:value-type="string">
            <text:p text:style-name="P40">14 <text:s text:c="11"/>19.461968839 <text:s text:c="7"/>10.213.12.1 <text:s text:c="4"/>10.213.11.1 <text:s text:c="4"/>SIP <text:s text:c="18"/>545 <text:s text:c="13"/>Request: PRACK sip:neighbour@213-11.local:5060 | </text:p>
          </table:table-cell>
          <table:covered-table-cell/>
          <table:covered-table-cell/>
          <table:covered-table-cell/>
          <table:covered-table-cell/>
          <table:covered-table-cell/>
          <table:covered-table-cell/>
        </table:table-row>
        <table:table-row table:style-name="Tableau3.4">
          <table:table-cell table:style-name="Tableau3.A2" table:number-columns-spanned="7" office:value-type="string">
            <text:p text:style-name="P41"><text:s/>15 <text:s text:c="10"/>19.462451470 <text:s text:c="7"/>10.213.11.1 <text:s text:c="4"/>10.213.12.1 <text:s text:c="4"/>SIP <text:s text:c="18"/>402 <text:s text:c="14"/>Status: 200 OK | </text:p>
          </table:table-cell>
          <table:covered-table-cell/>
          <table:covered-table-cell/>
          <table:covered-table-cell/>
          <table:covered-table-cell/>
          <table:covered-table-cell/>
          <table:covered-table-cell/>
        </table:table-row>
        <table:table-row table:style-name="Tableau3.4">
          <table:table-cell table:style-name="Tableau3.A2" table:number-columns-spanned="7" office:value-type="string">
            <text:p text:style-name="P42">18 <text:s text:c="11"/>21.470795789 <text:s text:c="7"/>10.213.11.1 <text:s text:c="4"/>10.213.12.1 <text:s text:c="3"/>SIP/SDP <text:s text:c="11"/>962 <text:s text:c="13"/>Status: 200 OK | </text:p>
          </table:table-cell>
          <table:covered-table-cell/>
          <table:covered-table-cell/>
          <table:covered-table-cell/>
          <table:covered-table-cell/>
          <table:covered-table-cell/>
          <table:covered-table-cell/>
        </table:table-row>
        <table:table-row table:style-name="Tableau3.4">
          <table:table-cell table:style-name="Tableau3.A2" table:number-columns-spanned="7" office:value-type="string">
            <text:p text:style-name="P44">19 <text:s text:c="11"/>21.472869339 <text:s text:c="7"/>10.213.12.1 <text:s text:c="4"/>10.213.11.1 <text:s text:c="5"/>SIP <text:s text:c="17"/>479 <text:s text:c="14"/>Request: ACK sip:test@10.213.11.1 | </text:p>
          </table:table-cell>
          <table:covered-table-cell/>
          <table:covered-table-cell/>
          <table:covered-table-cell/>
          <table:covered-table-cell/>
          <table:covered-table-cell/>
          <table:covered-table-cell/>
        </table:table-row>
        <table:table-row table:style-name="Tableau3.12">
          <table:table-cell table:style-name="Tableau3.A2" table:number-columns-spanned="7" office:value-type="string">
            <text:p text:style-name="P16">...</text:p>
          </table:table-cell>
          <table:covered-table-cell/>
          <table:covered-table-cell/>
          <table:covered-table-cell/>
          <table:covered-table-cell/>
          <table:covered-table-cell/>
          <table:covered-table-cell/>
        </table:table-row>
        <text:soft-page-break/>
        <table:table-row table:style-name="Tableau3.4">
          <table:table-cell table:style-name="Tableau3.A2" table:number-columns-spanned="7" office:value-type="string">
            <text:p text:style-name="P45">1374 <text:s text:c="7"/>30.534979734 <text:s text:c="6"/>10.213.11.1 <text:s text:c="3"/>10.213.12.1 <text:s text:c="4"/>RTP <text:s text:c="21"/>106 <text:s text:c="16"/>PT=Speex, SSRC=0x3A9D35FC, Seq=58828, Time=136000</text:p>
          </table:table-cell>
          <table:covered-table-cell/>
          <table:covered-table-cell/>
          <table:covered-table-cell/>
          <table:covered-table-cell/>
          <table:covered-table-cell/>
          <table:covered-table-cell/>
        </table:table-row>
        <table:table-row table:style-name="Tableau3.4">
          <table:table-cell table:style-name="Tableau3.A2" table:number-columns-spanned="7" office:value-type="string">
            <text:p text:style-name="P47"><text:s/>1375 <text:s text:c="6"/>30.535066568 <text:s text:c="6"/>10.213.11.1 <text:s text:c="3"/>10.213.12.1 <text:s text:c="4"/>RTP <text:s text:c="22"/>106 <text:s text:c="15"/>PT=Speex, SSRC=0x3A9D35FC, Seq=58829, Time=136320</text:p>
          </table:table-cell>
          <table:covered-table-cell/>
          <table:covered-table-cell/>
          <table:covered-table-cell/>
          <table:covered-table-cell/>
          <table:covered-table-cell/>
          <table:covered-table-cell/>
        </table:table-row>
        <table:table-row table:style-name="Tableau3.15">
          <table:table-cell table:style-name="Tableau3.A2" table:number-columns-spanned="7" office:value-type="string">
            <text:p text:style-name="P47">...</text:p>
          </table:table-cell>
          <table:covered-table-cell/>
          <table:covered-table-cell/>
          <table:covered-table-cell/>
          <table:covered-table-cell/>
          <table:covered-table-cell/>
          <table:covered-table-cell/>
        </table:table-row>
        <table:table-row table:style-name="Tableau3.15">
          <table:table-cell table:style-name="Tableau3.A2" table:number-columns-spanned="7" office:value-type="string">
            <text:p text:style-name="P48"><text:s/>1998 <text:s text:c="6"/>34.300018434 <text:s text:c="6"/>10.213.11.1 <text:s text:c="3"/>10.213.12.1 <text:s text:c="5"/>SIP <text:s text:c="23"/>494 <text:s text:c="15"/>Request: BYE sip:test@10.213.12.1 | </text:p>
          </table:table-cell>
          <table:covered-table-cell/>
          <table:covered-table-cell/>
          <table:covered-table-cell/>
          <table:covered-table-cell/>
          <table:covered-table-cell/>
          <table:covered-table-cell/>
        </table:table-row>
        <table:table-row table:style-name="Tableau3.15">
          <table:table-cell table:style-name="Tableau3.A2" table:number-columns-spanned="7" office:value-type="string">
            <text:p text:style-name="P49">1999 <text:s text:c="7"/>34.301046775 <text:s text:c="6"/>10.213.12.1 <text:s text:c="3"/>10.213.11.1 <text:s text:c="5"/>SIP <text:s text:c="23"/>394 <text:s text:c="15"/>Status: 200 OK | </text:p>
          </table:table-cell>
          <table:covered-table-cell/>
          <table:covered-table-cell/>
          <table:covered-table-cell/>
          <table:covered-table-cell/>
          <table:covered-table-cell/>
          <table:covered-table-cell/>
        </table:table-row>
        <table:table-row table:style-name="Tableau3.15">
          <table:table-cell table:style-name="Tableau3.A2" table:number-columns-spanned="7" office:value-type="string">
            <text:p text:style-name="P50">2000 <text:s text:c="7"/>34.301387930 <text:s text:c="6"/>10.213.11.1 <text:s text:c="3"/>10.213.12.1 <text:s text:c="5"/>RTCP <text:s text:c="21"/>94 <text:s text:c="15"/>Sender Report <text:s text:c="2"/>Goodbye </text:p>
          </table:table-cell>
          <table:covered-table-cell/>
          <table:covered-table-cell/>
          <table:covered-table-cell/>
          <table:covered-table-cell/>
          <table:covered-table-cell/>
          <table:covered-table-cell/>
        </table:table-row>
        <table:table-row table:style-name="Tableau3.15">
          <table:table-cell table:style-name="Tableau3.A2" table:number-columns-spanned="7" office:value-type="string">
            <text:p text:style-name="P51"><text:s/>2001 <text:s text:c="6"/>34.301398368 <text:s text:c="6"/>10.213.11.1 <text:s text:c="3"/>10.213.12.1 <text:s text:c="5"/>RTCP <text:s text:c="21"/>94 <text:s text:c="15"/>Sender Report <text:s text:c="2"/>Goodbye </text:p>
          </table:table-cell>
          <table:covered-table-cell/>
          <table:covered-table-cell/>
          <table:covered-table-cell/>
          <table:covered-table-cell/>
          <table:covered-table-cell/>
          <table:covered-table-cell/>
        </table:table-row>
      </table:table>
      <text:p text:style-name="P63"/>
      <text:p text:style-name="P9"><text:span text:style-name="T13">4</text:span><text:span text:style-name="T10">ème protocole expérimentale :</text:span><text:span text:style-name="T20"> B appel A et B raccroche après 10 secondes :</text:span></text:p>
      <text:p text:style-name="P9"/>
      <table:table table:name="Tableau4" table:style-name="Tableau4">
        <table:table-column table:style-name="Tableau4.A"/>
        <table:table-column table:style-name="Tableau4.B"/>
        <table:table-column table:style-name="Tableau4.C"/>
        <table:table-column table:style-name="Tableau4.D" table:number-columns-repeated="3"/>
        <table:table-column table:style-name="Tableau4.G"/>
        <table:table-row>
          <table:table-cell table:style-name="Tableau4.A1" office:value-type="string">
            <text:p text:style-name="P69">No.</text:p>
          </table:table-cell>
          <table:table-cell table:style-name="Tableau4.A1" office:value-type="string">
            <text:p text:style-name="P69">Time</text:p>
          </table:table-cell>
          <table:table-cell table:style-name="Tableau4.A1" office:value-type="string">
            <text:p text:style-name="P69">Source</text:p>
          </table:table-cell>
          <table:table-cell table:style-name="Tableau4.A1" office:value-type="string">
            <text:p text:style-name="P69">Destination</text:p>
          </table:table-cell>
          <table:table-cell table:style-name="Tableau4.A1" office:value-type="string">
            <text:p text:style-name="P69">Protocol</text:p>
          </table:table-cell>
          <table:table-cell table:style-name="Tableau4.A1" office:value-type="string">
            <text:p text:style-name="P69">Length</text:p>
          </table:table-cell>
          <table:table-cell table:style-name="Tableau4.G1" office:value-type="string">
            <text:p text:style-name="P69">Info</text:p>
          </table:table-cell>
        </table:table-row>
        <table:table-row table:style-name="Tableau4.2">
          <table:table-cell table:style-name="Tableau4.A2" table:number-columns-spanned="7" office:value-type="string">
            <text:p text:style-name="P53"><text:s/>4 <text:s text:c="13"/>0.041833843 <text:s text:c="6"/>10.213.12.1 <text:s text:c="4"/>10.213.11.1 <text:s text:c="6"/>SIP/SDP <text:s text:c="11"/>1429 <text:s text:c="10"/>Request: INVITE sip:neighbour@213-11.local:5060 | </text:p>
          </table:table-cell>
          <table:covered-table-cell/>
          <table:covered-table-cell/>
          <table:covered-table-cell/>
          <table:covered-table-cell/>
          <table:covered-table-cell/>
          <table:covered-table-cell/>
        </table:table-row>
        <table:table-row table:style-name="Tableau4.3">
          <table:table-cell table:style-name="Tableau4.A2" table:number-columns-spanned="7" office:value-type="string">
            <text:p text:style-name="P70"><text:s/>5 <text:s text:c="13"/>0.042958434 <text:s text:c="6"/>10.213.11.1 <text:s text:c="4"/>10.213.12.1 <text:s text:c="9"/>SIP <text:s text:c="17"/>386 <text:s text:c="11"/>Status: 100 Trying | </text:p>
          </table:table-cell>
          <table:covered-table-cell/>
          <table:covered-table-cell/>
          <table:covered-table-cell/>
          <table:covered-table-cell/>
          <table:covered-table-cell/>
          <table:covered-table-cell/>
        </table:table-row>
        <table:table-row table:style-name="Tableau4.4">
          <table:table-cell table:style-name="Tableau4.A2" table:number-columns-spanned="7" office:value-type="string">
            <text:p text:style-name="P54">6 <text:s text:c="14"/>0.045194780 <text:s text:c="6"/>10.213.12.1 <text:s text:c="4"/>10.213.11.1 <text:s text:c="7"/>SIP/SDP <text:s text:c="10"/>1439 <text:s text:c="10"/>Request: INVITE sip:neighbour@213-11.local:5060 | </text:p>
          </table:table-cell>
          <table:covered-table-cell/>
          <table:covered-table-cell/>
          <table:covered-table-cell/>
          <table:covered-table-cell/>
          <table:covered-table-cell/>
          <table:covered-table-cell/>
        </table:table-row>
        <table:table-row table:style-name="Tableau4.4">
          <table:table-cell table:style-name="Tableau4.A2" table:number-columns-spanned="7" office:value-type="string">
            <text:p text:style-name="P55">7 <text:s text:c="14"/>0.045662604 <text:s text:c="6"/>10.213.11.1 <text:s text:c="4"/>10.213.12.1 <text:s text:c="10"/>SIP <text:s text:c="16"/>422 <text:s text:c="13"/>Status: 482 Loop Detected | </text:p>
          </table:table-cell>
          <table:covered-table-cell/>
          <table:covered-table-cell/>
          <table:covered-table-cell/>
          <table:covered-table-cell/>
          <table:covered-table-cell/>
          <table:covered-table-cell/>
        </table:table-row>
        <table:table-row table:style-name="Tableau4.4">
          <table:table-cell table:style-name="Tableau4.A2" table:number-columns-spanned="7" office:value-type="string">
            <text:p text:style-name="P55"><text:s/>8 <text:s text:c="13"/>0.046800973 <text:s text:c="6"/>10.213.12.1 <text:s text:c="4"/>10.213.11.1 <text:s text:c="11"/>SIP <text:s text:c="16"/>404 <text:s text:c="12"/>Request: ACK sip:neighbour@213-11.local:5060 | </text:p>
          </table:table-cell>
          <table:covered-table-cell/>
          <table:covered-table-cell/>
          <table:covered-table-cell/>
          <table:covered-table-cell/>
          <table:covered-table-cell/>
          <table:covered-table-cell/>
        </table:table-row>
        <table:table-row table:style-name="Tableau4.7">
          <table:table-cell table:style-name="Tableau4.A2" table:number-columns-spanned="7" office:value-type="string">
            <text:p text:style-name="P56"><text:s text:c="2"/>9 <text:s text:c="12"/>0.060891967 <text:s text:c="6"/>10.213.11.1 <text:s text:c="4"/>10.213.12.1 <text:s text:c="11"/>SIP <text:s text:c="17"/>617 <text:s text:c="9"/>Status: 180 Ringing</text:p>
          </table:table-cell>
          <table:covered-table-cell/>
          <table:covered-table-cell/>
          <table:covered-table-cell/>
          <table:covered-table-cell/>
          <table:covered-table-cell/>
          <table:covered-table-cell/>
        </table:table-row>
        <table:table-row table:style-name="Tableau4.4">
          <table:table-cell table:style-name="Tableau4.A2" table:number-columns-spanned="7" office:value-type="string">
            <text:p text:style-name="P56"><text:s/>10 <text:s text:c="11"/>0.062323068 <text:s text:c="6"/>10.213.12.1 <text:s text:c="4"/>10.213.11.1 <text:s text:c="11"/>SIP <text:s text:c="17"/>545 <text:s text:c="10"/>Request: PRACK sip:neighbour@213-11.local:5060 | </text:p>
          </table:table-cell>
          <table:covered-table-cell/>
          <table:covered-table-cell/>
          <table:covered-table-cell/>
          <table:covered-table-cell/>
          <table:covered-table-cell/>
          <table:covered-table-cell/>
        </table:table-row>
        <text:soft-page-break/>
        <table:table-row table:style-name="Tableau4.4">
          <table:table-cell table:style-name="Tableau4.A2" table:number-columns-spanned="7" office:value-type="string">
            <text:p text:style-name="P57">11 <text:s text:c="13"/>0.062792536 <text:s text:c="7"/>10.213.11.1 <text:s text:c="3"/>10.213.12.1 <text:s text:c="9"/>SIP <text:s text:c="18"/>402 <text:s text:c="12"/>Status: 200 OK | </text:p>
          </table:table-cell>
          <table:covered-table-cell/>
          <table:covered-table-cell/>
          <table:covered-table-cell/>
          <table:covered-table-cell/>
          <table:covered-table-cell/>
          <table:covered-table-cell/>
        </table:table-row>
        <table:table-row table:style-name="Tableau4.10">
          <table:table-cell table:style-name="Tableau4.A2" table:number-columns-spanned="7" office:value-type="string">
            <text:p text:style-name="P43">...</text:p>
          </table:table-cell>
          <table:covered-table-cell/>
          <table:covered-table-cell/>
          <table:covered-table-cell/>
          <table:covered-table-cell/>
          <table:covered-table-cell/>
          <table:covered-table-cell/>
        </table:table-row>
        <table:table-row table:style-name="Tableau4.4">
          <table:table-cell table:style-name="Tableau4.A2" table:number-columns-spanned="7" office:value-type="string">
            <text:p text:style-name="P58">1038 <text:s text:c="9"/>9.950145714 <text:s text:c="7"/>10.213.11.1 <text:s text:c="3"/>10.213.12.1 <text:s text:c="9"/>RTP <text:s text:c="17"/>106 <text:s text:c="13"/>PT=Speex, SSRC=0xDCDBF3E3, Seq=33092, Time=93440</text:p>
          </table:table-cell>
          <table:covered-table-cell/>
          <table:covered-table-cell/>
          <table:covered-table-cell/>
          <table:covered-table-cell/>
          <table:covered-table-cell/>
          <table:covered-table-cell/>
        </table:table-row>
        <table:table-row table:style-name="Tableau4.12">
          <table:table-cell table:style-name="Tableau4.A2" table:number-columns-spanned="7" office:value-type="string">
            <text:p text:style-name="P59">1039 <text:s text:c="9"/>9.950297814 <text:s text:c="7"/>10.213.11.1 <text:s text:c="3"/>10.213.12.1 <text:s text:c="9"/>RTP <text:s text:c="17"/>106 <text:s text:c="13"/>PT=Speex, SSRC=0xDCDBF3E3, Seq=33093, Time=93760</text:p>
          </table:table-cell>
          <table:covered-table-cell/>
          <table:covered-table-cell/>
          <table:covered-table-cell/>
          <table:covered-table-cell/>
          <table:covered-table-cell/>
          <table:covered-table-cell/>
        </table:table-row>
        <table:table-row table:style-name="Tableau4.13">
          <table:table-cell table:style-name="Tableau4.A2" table:number-columns-spanned="7" office:value-type="string">
            <text:p text:style-name="P46">...</text:p>
          </table:table-cell>
          <table:covered-table-cell/>
          <table:covered-table-cell/>
          <table:covered-table-cell/>
          <table:covered-table-cell/>
          <table:covered-table-cell/>
          <table:covered-table-cell/>
        </table:table-row>
        <table:table-row table:style-name="Tableau4.4">
          <table:table-cell table:style-name="Tableau4.A2" table:number-columns-spanned="7" office:value-type="string">
            <text:p text:style-name="P60"><text:s/>1803 <text:s text:c="8"/>13.786966813 <text:s text:c="5"/><text:span text:style-name="T22"><text:s/>10.213.12.1 <text:s text:c="2"/>10.213.11.1</text:span> <text:s text:c="9"/>SIP <text:s text:c="19"/>504 <text:s text:c="13"/><text:span text:style-name="T22">Request: BYE</text:span> sip:test@10.213.11.1 | </text:p>
          </table:table-cell>
          <table:covered-table-cell/>
          <table:covered-table-cell/>
          <table:covered-table-cell/>
          <table:covered-table-cell/>
          <table:covered-table-cell/>
          <table:covered-table-cell/>
        </table:table-row>
        <table:table-row table:style-name="Tableau4.15">
          <table:table-cell table:style-name="Tableau4.A2" table:number-columns-spanned="7" office:value-type="string">
            <text:p text:style-name="P60">1804 <text:s text:c="9"/>13.787344589 <text:s text:c="6"/>10.213.11.1 <text:s text:c="2"/>10.213.12.1 <text:s text:c="9"/>SIP <text:s text:c="20"/>400 <text:s text:c="12"/>Status: 200 OK | </text:p>
          </table:table-cell>
          <table:covered-table-cell/>
          <table:covered-table-cell/>
          <table:covered-table-cell/>
          <table:covered-table-cell/>
          <table:covered-table-cell/>
          <table:covered-table-cell/>
        </table:table-row>
        <table:table-row table:style-name="Tableau4.15">
          <table:table-cell table:style-name="Tableau4.A2" table:number-columns-spanned="7" office:value-type="string">
            <text:p text:style-name="P61">1805 <text:s text:c="9"/>13.787882200 <text:s text:c="6"/>10.213.12.1 <text:s text:c="2"/>10.213.11.1 <text:s text:c="8"/>RTCP <text:s text:c="18"/>98 <text:s text:c="14"/>5084 → 5096 Len=56</text:p>
          </table:table-cell>
          <table:covered-table-cell/>
          <table:covered-table-cell/>
          <table:covered-table-cell/>
          <table:covered-table-cell/>
          <table:covered-table-cell/>
          <table:covered-table-cell/>
        </table:table-row>
      </table:table>
      <text:p text:style-name="P64"/>
      <text:p text:style-name="P65"><text:span text:style-name="T27">T</text:span>emps <text:span text:style-name="T27">d’attente</text:span> entre le moment où mon partenaire parle et moi je l’entend : <text:span text:style-name="T27">Il faut le temps de c</text:span>onvertir la voix <text:span text:style-name="T27">d’</text:span>analogique à numérique pour pouvoir <text:span text:style-name="T27">passer l’information </text:span>dans l’ordinateur et reconvertir l’information de numérique à analogique pour pouvoir entendre la voix à la réce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next-style-name="Terminal" style:class="text">
      <loext:graphic-properties draw:fill-image-width="0cm" draw:fill-image-height="0cm"/>
      <style:paragraph-properties fo:margin-top="0cm" fo:margin-bottom="0.247cm" loext:contextual-spacing="false" fo:line-height="120%"/>
      <style:text-properties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rminal" style:family="paragraph" style:parent-style-name="Text_20_body">
      <loext:graphic-properties draw:fill="solid" draw:fill-color="#000000" draw:fill-image-width="0cm" draw:fill-image-height="0cm"/>
      <style:paragraph-properties fo:background-color="#000000"/>
      <style:text-properties fo:color="#000000" style:text-underline-style="none" officeooo:rsid="001636a0" fo:background-color="#ffffff"/>
    </style:style>
    <style:style style:name="Terminal" style:family="paragraph" style:parent-style-name="Text_20_body">
      <loext:graphic-properties draw:fill="solid" draw:fill-color="#000000"/>
      <style:paragraph-properties fo:background-color="#000000"/>
      <style:text-properties style:font-name="Courier 10 Pitch" fo:font-family="'Courier 10 Pitch'" style:font-style-name="Normal" style:font-pitch="fixed" fo:font-size="10pt" style:text-underline-style="none" officeooo:rsid="0019a7e9"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25fa6" officeooo:paragraph-rsid="00287101"/>
    </style:style>
    <style:style style:name="MP2" style:family="paragraph" style:parent-style-name="Footer">
      <style:text-properties officeooo:rsid="00125fa6" officeooo:paragraph-rsid="00125fa6"/>
    </style:style>
    <style:style style:name="MT1" style:family="text">
      <style:text-properties style:text-underline-style="none"/>
    </style:style>
    <style:style style:name="MT2" style:family="text">
      <style:text-properties style:text-underline-style="none" officeooo:rsid="00289541"/>
    </style:style>
    <style:style style:name="MT3" style:family="text">
      <style:text-properties style:text-underline-style="none" officeooo:rsid="00287101"/>
    </style:style>
    <style:style style:name="MT4" style:family="text">
      <style:text-properties fo:color="#ff0000" fo:font-size="20pt" style:text-underline-style="solid" style:text-underline-width="auto" style:text-underline-color="font-color" fo:font-weight="bold" style:font-size-asian="20pt" style:font-weight-asian="bold" style:font-size-complex="20pt" style:font-weight-complex="bold"/>
    </style:style>
    <style:style style:name="MT5" style:family="text">
      <style:text-properties fo:color="#ff0000" fo:font-size="20pt" style:text-underline-style="solid" style:text-underline-width="auto" style:text-underline-color="font-color" fo:font-weight="bold" officeooo:rsid="002d039b" style:font-size-asian="20pt" style:font-weight-asian="bold" style:font-size-complex="20pt" style:font-weight-complex="bold"/>
    </style:style>
    <style:style style:name="MT6" style:family="text">
      <style:text-properties fo:color="#ff0000" fo:font-size="20pt" style:text-underline-style="solid" style:text-underline-width="auto" style:text-underline-color="font-color" fo:font-weight="bold" officeooo:rsid="0025083d" style:font-size-asian="20pt" style:font-weight-asian="bold" style:font-size-complex="20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LAFORGE<text:tab/><text:tab/></text:span><text:span text:style-name="MT2">RT1</text:span></text:p>
        <text:p text:style-name="MP1"><text:span text:style-name="MT3">Samuel</text:span><text:tab/><text:span text:style-name="MT4">TP</text:span><text:span text:style-name="MT5">1</text:span><text:span text:style-name="MT6"> M</text:span><text:span text:style-name="MT5">4205C</text:span></text:p>
      </style:header>
      <style:footer>
        <text:p text:style-name="MP2"><text:date style:data-style-name="N37" text:date-value="2019-01-16T13:46:41.505396841">16/01/19</text:date><text:tab/><text:page-number text:select-page="current">6</text:page-number>/<text:page-count>6</text:page-count><text:tab/><text:date style:data-style-name="N37" text:date-value="2019-01-16T13:46:41.505564060">16/01/19</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3:19:06.953483179</meta:creation-date>
    <dc:date>2019-01-16T13:46:41.363491039</dc:date>
    <meta:editing-duration>PT2H35M55S</meta:editing-duration>
    <meta:editing-cycles>68</meta:editing-cycles>
    <meta:generator>LibreOffice/5.2.7.2$Linux_X86_64 LibreOffice_project/20m0$Build-2</meta:generator>
    <meta:document-statistic meta:table-count="4" meta:image-count="0" meta:object-count="0" meta:page-count="6" meta:paragraph-count="114" meta:word-count="938" meta:character-count="10276" meta:non-whitespace-character-count="6059"/>
  </office:meta>
</office:document-meta>
</file>